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C00004BE100002A1E792E7BCE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5.621cm" draw:visible-area-height="14.909cm" draw:ole-draw-aspect="1"/>
    </style:style>
    <style:style style:name="gr3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8.638cm" draw:visible-area-height="12.03cm" draw:ole-draw-aspect="1"/>
    </style:style>
    <style:style style:name="gr4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7.687cm" draw:visible-area-height="12.03cm" draw:ole-draw-aspect="1"/>
    </style:style>
    <style:style style:name="gr5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7.964cm" draw:visible-area-height="14.419cm" draw:ole-draw-aspect="1"/>
    </style:style>
    <style:style style:name="gr6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9.755cm" draw:visible-area-height="13.281cm" draw:ole-draw-aspect="1"/>
    </style:style>
    <style:style style:name="gr7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wrap" draw:shadow-color="#666699"/>
    </style:style>
    <style:style style:name="gr8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no-wrap" draw:shadow-color="#666699"/>
    </style:style>
    <style:style style:name="gr10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666699" draw:visible-area-left="0cm" draw:visible-area-top="0cm" draw:visible-area-width="18.254cm" draw:visible-area-height="14.305cm" draw:ole-draw-aspect="1"/>
    </style:style>
    <style:style style:name="pr1" style:family="presentation" style:parent-style-name="Title1-title">
      <style:graphic-properties draw:stroke="none" draw:fill="none" draw:fill-color="#33cccc" draw:textarea-horizontal-align="justify" draw:textarea-vertical-align="middle" draw:auto-grow-height="false" draw:auto-grow-width="false" fo:min-height="5.032cm" fo:min-width="0cm" fo:padding-top="0.13cm" fo:padding-bottom="0.13cm" fo:padding-left="0.25cm" fo:padding-right="0.25cm" fo:wrap-option="wrap" draw:shadow-color="#666699"/>
    </style:style>
    <style:style style:name="pr2" style:family="presentation" style:parent-style-name="Title1-subtitle">
      <style:graphic-properties draw:stroke="none" draw:fill="none" draw:fill-color="#33cccc" draw:textarea-horizontal-align="left" draw:textarea-vertical-align="bottom" draw:auto-grow-height="false" draw:auto-grow-width="false" fo:min-height="4.803cm" fo:min-width="0cm" fo:padding-top="0.13cm" fo:padding-bottom="0.13cm" fo:padding-left="0.25cm" fo:padding-right="0.25cm" fo:wrap-option="wrap" draw:shadow-color="#666699"/>
    </style:style>
    <style:style style:name="pr3" style:family="presentation" style:parent-style-name="Title1-notes">
      <style:graphic-properties draw:fill-color="#ffffff" fo:min-height="12.406cm"/>
    </style:style>
    <style:style style:name="pr4" style:family="presentation" style:parent-style-name="Default-title">
      <style:graphic-properties draw:stroke="none" draw:fill="none" draw:fill-color="#33cccc" draw:textarea-horizontal-align="left" draw:textarea-vertical-align="bottom" draw:auto-grow-height="false" draw:auto-grow-width="false" fo:min-height="2.514cm" fo:min-width="0cm" fo:padding-top="0.13cm" fo:padding-bottom="0.13cm" fo:padding-left="0.25cm" fo:padding-right="0.25cm" fo:wrap-option="wrap" draw:shadow-color="#666699"/>
    </style:style>
    <style:style style:name="pr5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0.086cm" fo:min-width="0cm" fo:padding-top="0.13cm" fo:padding-bottom="0.13cm" fo:padding-left="0.25cm" fo:padding-right="0.25cm" fo:wrap-option="wrap" draw:shadow-color="#666699"/>
    </style:style>
    <style:style style:name="pr6" style:family="presentation" style:parent-style-name="Default-notes">
      <style:graphic-properties draw:fill-color="#ffffff" fo:min-height="12.4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margin-left="0.952cm" fo:margin-right="0cm" fo:margin-top="0.282cm" fo:margin-bottom="0cm" fo:line-height="90%" fo:text-indent="-0.952cm"/>
    </style:style>
    <style:style style:name="P7" style:family="paragraph">
      <style:paragraph-properties fo:margin-left="0.952cm" fo:margin-right="0cm" fo:margin-top="0.176cm" fo:margin-bottom="0cm" fo:line-height="90%" fo:text-indent="-0.952cm"/>
    </style:style>
    <style:style style:name="P8" style:family="paragraph">
      <style:paragraph-properties fo:margin-left="0cm" fo:margin-right="0cm" fo:margin-top="0.176cm" fo:margin-bottom="0cm" fo:line-height="90%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211cm" fo:margin-bottom="0cm" fo:line-height="80%" fo:text-indent="0cm"/>
    </style:style>
    <style:style style:name="P11" style:family="paragraph">
      <style:paragraph-properties fo:margin-left="0cm" fo:margin-right="0cm" fo:margin-top="0.176cm" fo:margin-bottom="0cm" fo:line-height="80%" fo:text-indent="0cm"/>
    </style:style>
    <style:style style:name="P12" style:family="paragraph">
      <style:paragraph-properties fo:margin-left="2.063cm" fo:margin-right="0cm" fo:margin-top="0.176cm" fo:margin-bottom="0cm" fo:line-height="80%" fo:text-indent="-0.793cm"/>
    </style:style>
    <style:style style:name="P13" style:family="paragraph">
      <style:paragraph-properties fo:margin-left="0cm" fo:margin-right="0cm" fo:margin-top="0.317cm" fo:margin-bottom="0cm" fo:line-height="90%" fo:text-indent="0cm"/>
    </style:style>
    <style:style style:name="P14" style:family="paragraph">
      <style:paragraph-properties fo:margin-left="0.952cm" fo:margin-right="0cm" fo:margin-top="0.246cm" fo:margin-bottom="0cm" fo:line-height="90%" fo:text-indent="-0.952cm"/>
    </style:style>
    <style:style style:name="P15" style:family="paragraph">
      <style:paragraph-properties fo:margin-left="0cm" fo:margin-right="0cm" fo:margin-top="0.211cm" fo:margin-bottom="0cm" fo:line-height="90%" fo:text-indent="0cm"/>
    </style:style>
    <style:style style:name="P16" style:family="paragraph">
      <style:paragraph-properties fo:margin-left="0cm" fo:margin-right="0cm" fo:margin-top="0.282cm" fo:margin-bottom="0cm" fo:line-height="80%" fo:text-indent="0cm"/>
    </style:style>
    <style:style style:name="P17" style:family="paragraph">
      <style:paragraph-properties fo:margin-left="0.952cm" fo:margin-right="0cm" fo:margin-top="0.176cm" fo:margin-bottom="0cm" fo:line-height="80%" fo:text-indent="-0.952cm"/>
    </style:style>
    <style:style style:name="P18" style:family="paragraph">
      <style:paragraph-properties fo:margin-left="0cm" fo:margin-right="0cm" fo:margin-top="0.24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margin-top="0.211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158cm" fo:margin-bottom="0cm" fo:line-height="80%" fo:text-indent="0cm"/>
    </style:style>
    <style:style style:name="P21" style:family="paragraph">
      <style:paragraph-properties fo:margin-left="0.952cm" fo:margin-right="0cm" fo:margin-top="0.211cm" fo:margin-bottom="0cm" fo:text-indent="-0.952cm"/>
    </style:style>
    <style:style style:name="P22" style:family="paragraph">
      <style:paragraph-properties fo:margin-left="0.952cm" fo:margin-right="0cm" fo:margin-top="0cm" fo:margin-bottom="0cm" fo:text-indent="-0.952cm"/>
    </style:style>
    <style:style style:name="P23" style:family="paragraph">
      <style:paragraph-properties fo:margin-left="0cm" fo:margin-right="0cm" fo:margin-top="0cm" fo:margin-bottom="0cm" fo:text-indent="0cm"/>
    </style:style>
    <style:style style:name="T1" style:family="text">
      <style:text-properties fo:color="#003366"/>
    </style:style>
    <style:style style:name="T2" style:family="text">
      <style:text-properties fo:language="en" fo:country="US" style:language-asian="zh" style:country-asian="TW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language="en" fo:country="US" style:font-size-asian="24pt" style:language-asian="zh" style:country-asian="TW" style:font-size-complex="24pt"/>
    </style:style>
    <style:style style:name="T6" style:family="text">
      <style:text-properties fo:font-size="20pt" fo:language="en" fo:country="US" style:font-size-asian="20pt" style:language-asian="zh" style:country-asian="TW" style:font-size-complex="20pt"/>
    </style:style>
    <style:style style:name="T7" style:family="text">
      <style:text-properties fo:font-size="32pt" fo:language="en" fo:country="US" style:font-size-asian="32pt" style:language-asian="zh" style:country-asian="TW" style:font-size-complex="32pt"/>
    </style:style>
    <style:style style:name="T8" style:family="text">
      <style:text-properties fo:font-size="36pt" fo:language="en" fo:country="US" style:font-size-asian="36pt" style:language-asian="zh" style:country-asian="TW" style:font-size-complex="36pt"/>
    </style:style>
    <style:style style:name="T9" style:family="text">
      <style:text-properties fo:color="#003366" fo:font-size="24pt" fo:language="en" fo:country="US" style:font-size-asian="24pt" style:language-asian="zh" style:country-asian="TW" style:font-size-complex="24pt"/>
    </style:style>
    <style:style style:name="T10" style:family="text">
      <style:text-properties fo:font-size="20pt" fo:language="en" fo:country="US" fo:font-weight="bold" style:font-size-asian="20pt" style:language-asian="zh" style:country-asian="TW" style:font-weight-asian="bold" style:font-size-complex="20pt" style:font-weight-complex="bold"/>
    </style:style>
    <style:style style:name="T11" style:family="text">
      <style:text-properties fo:font-size="18pt" fo:language="en" fo:country="US" style:font-size-asian="18pt" style:language-asian="zh" style:country-asian="TW" style:font-size-complex="18pt"/>
    </style:style>
    <style:style style:name="T12" style:family="text">
      <style:text-properties fo:color="#003366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number text:level="1" style:num-format="">
        <style:list-level-properties/>
        <style:text-properties fo:color="#006666" fo:font-size="100%"/>
      </text:list-level-style-number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5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7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number text:level="2" style:num-format="">
        <style:list-level-properties/>
        <style:text-properties fo:color="#003366" fo:font-size="75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86cm" svg:height="5.291cm" svg:x="1.905cm" svg:y="2.751cm" presentation:class="title" presentation:user-transformed="true">
          <draw:text-box>
            <text:list text:style-name="L1">
              <text:list-header>
                <text:p text:style-name="P1"><text:span text:style-name="T1">Block I/O In Linux</text:span></text:p>
              </text:list-header>
            </text:list>
          </draw:text-box>
        </draw:frame>
        <draw:frame presentation:style-name="pr2" draw:text-style-name="P2" draw:layer="layout" svg:width="11.148cm" svg:height="5.062cm" svg:x="12.982cm" svg:y="8.132cm" presentation:class="subtitle" presentation:user-transformed="true">
          <draw:text-box>
            <text:list text:style-name="L2">
              <text:list-header>
                <text:p text:style-name="P3"><text:span text:style-name="T2">Q36921115</text:span></text:p>
                <text:p text:style-name="P3"><text:span text:style-name="T2">蔡旻均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1" presentation:class="page"/>
          <draw:frame presentation:style-name="pr3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Block Device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3"><text:span text:style-name="T2">Block devices are devices in which data is organized as an array of fixed size chunks called 'blocks' </text:span></text:p>
              </text:list-item>
              <text:list-item>
                <text:p text:style-name="P3"><text:span text:style-name="T2">Data is read/written in terms of blocks </text:span></text:p>
              </text:list-item>
              <text:list-item>
                <text:p text:style-name="P3"><text:span text:style-name="T2">Block is the basic unit of I/O operations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2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<text:span text:style-name="T3">Devices Are Accessed In Three Ways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5"><text:span text:style-name="T3">The kernel needs to read the block. </text:span></text:p>
              </text:list-item>
            </text:list>
            <text:list text:style-name="L5">
              <text:list-header>
                <text:p text:style-name="P6"><text:span text:style-name="T3"><text:s text:c="3"/></text:span><text:span text:style-name="T3">-</text:span><text:span text:style-name="T4">example: A file system needs to read the super block from the disk</text:span><text:span text:style-name="T3"> </text:span></text:p>
              </text:list-header>
            </text:list>
            <text:list text:style-name="L4">
              <text:list-item>
                <text:p text:style-name="P5"><text:span text:style-name="T3">Read/Write to the device file </text:span></text:p>
              </text:list-item>
            </text:list>
            <text:list text:style-name="L5">
              <text:list-header>
                <text:p text:style-name="P6"><text:span text:style-name="T3"><text:s text:c="3"/></text:span><text:span text:style-name="T3">- </text:span><text:span text:style-name="T4">read/write system call on the device file </text:span><text:span text:style-name="T3"><text:s/></text:span></text:p>
              </text:list-header>
            </text:list>
            <text:list text:style-name="L4">
              <text:list-item>
                <text:p text:style-name="P5"><text:span text:style-name="T3">The device file is mapped into memory </text:span></text:p>
              </text:list-item>
            </text:list>
            <text:list text:style-name="L5">
              <text:list-header>
                <text:p text:style-name="P7"><text:span text:style-name="T3"><text:s text:c="3"/></text:span><text:span text:style-name="T3">- </text:span><text:span text:style-name="T4">page fault or page flush on the mapped memory </text:span></text:p>
              </text:list-header>
            </text:list>
            <text:list text:style-name="L4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3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File Operation on Block Devices</text:p>
              </text:list-header>
            </text:list>
          </draw:text-box>
        </draw:frame>
        <draw:frame draw:style-name="gr2" draw:text-style-name="P9" draw:layer="layout" svg:width="13.507cm" svg:height="12.89cm" svg:x="6.901cm" svg:y="4.837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4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File Operation on <text:s/>Block Devices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3"><text:span text:style-name="T2">Because <text:s/>most of <text:s/>the behavior of file operations are the same ,linux <text:s/>provides <text:s/>default file_operations functions for common block devices.</text:span></text:p>
              </text:list-item>
              <text:list-item>
                <text:p text:style-name="P3"><text:span text:style-name="T2">Different from character device drivers which implement file_operations, block device drivers implement block_device_operations 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5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Generic Block Device Layer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10"><text:span text:style-name="T5">Provides common functionality for all block devices in Linux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Uniform interface (to file system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2"><text:span text:style-name="T6"><text:s text:c="3"/></text:span><text:span text:style-name="T6">e.g. bread( ) block_prepare_write( ) </text:span></text:p>
                    <text:p text:style-name="P12"><text:span text:style-name="T6"><text:s text:c="10"/></text:span><text:span text:style-name="T6">block_read_full_page( ) ll_rw_block( )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uffer management and disk caching</text:span></text:p>
                  </text:list-item>
                  <text:list-item>
                    <text:p text:style-name="P11"><text:span text:style-name="T6">Block I/O requests scheduling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5">Generates and queues actual I/O requests in a request queue (per device)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Individual device driver services this queue (likely interrupt driven)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5"/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6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Read Operation In Block Device</text:p>
              </text:list-header>
            </text:list>
          </draw:text-box>
        </draw:frame>
        <draw:frame draw:style-name="gr3" draw:text-style-name="P9" draw:layer="layout" svg:width="19.002cm" svg:height="12.264cm" svg:x="2.297cm" svg:y="6.451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7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Read Operation In Block Device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5"><text:span text:style-name="T7">submit_bh( ):</text:span></text:p>
              </text:list-item>
            </text:list>
            <text:list text:style-name="L5">
              <text:list-header>
                <text:p text:style-name="P7"><text:span text:style-name="T7"><text:s text:c="3"/></text:span><text:span text:style-name="T6">-make I/O request : invoke generic_make_request( )</text:span></text:p>
              </text:list-header>
            </text:list>
            <text:list text:style-name="L4">
              <text:list-item>
                <text:p text:style-name="P5"><text:span text:style-name="T7">block_read_full_page( ): </text:span></text:p>
              </text:list-item>
            </text:list>
            <text:list text:style-name="L5">
              <text:list-header>
                <text:p text:style-name="P7"><text:span text:style-name="T7"><text:s text:c="3"/></text:span><text:span text:style-name="T6">- check whether the buffers in the page are up to date or not and invoke submit_bh( ) </text:span></text:p>
              </text:list-header>
            </text:list>
            <text:list text:style-name="L4">
              <text:list-item>
                <text:p text:style-name="P5"><text:span text:style-name="T7">bread( ):</text:span></text:p>
              </text:list-item>
            </text:list>
            <text:list text:style-name="L5">
              <text:list-header>
                <text:p text:style-name="P7"><text:span text:style-name="T7"><text:s text:c="2"/></text:span><text:span text:style-name="T7">- </text:span><text:span text:style-name="T6">reads a specified block and returns the buffer head.</text:span></text:p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8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Read Operation In Block Device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13"><text:span text:style-name="T8">ll_rw_block( ):</text:span></text:p>
              </text:list-item>
            </text:list>
            <text:list text:style-name="L5">
              <text:list-header>
                <text:p text:style-name="P14"><text:span text:style-name="T8"><text:s text:c="3"/></text:span><text:span text:style-name="T2">- read : check whether the requested block in the <text:s/></text:span></text:p>
                <text:p text:style-name="P14"><text:span text:style-name="T2"><text:s text:c="16"/></text:span><text:span text:style-name="T2">buffer is up to date or not.</text:span></text:p>
                <text:p text:style-name="P14"><text:span text:style-name="T2"><text:s text:c="4"/></text:span><text:span text:style-name="T2">- write : check whether the requested block</text:span></text:p>
                <text:p text:style-name="P14"><text:span text:style-name="T2"><text:s text:c="16"/></text:span><text:span text:style-name="T2">in the buffer is dirty or not.</text:span></text:p>
                <text:p text:style-name="P14"><text:span text:style-name="T2"><text:s text:c="4"/></text:span><text:span text:style-name="T2">- invoke submit_bh( )</text:span></text:p>
              </text:list-header>
            </text:list>
            <text:list text:style-name="L4">
              <text:list-header>
                <text:p text:style-name="P15"><text:span text:style-name="T5"/></text:p>
                <text:p text:style-name="P1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9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<text:span text:style-name="T7">Write Operation In Block Device</text:span><text:span text:style-name="T7"><text:line-break/></text:span><text:span text:style-name="T7">prepare_write</text:span></text:p>
              </text:list-header>
            </text:list>
          </draw:text-box>
        </draw:frame>
        <draw:frame draw:style-name="gr4" draw:text-style-name="P9" draw:layer="layout" svg:width="18.402cm" svg:height="12.52cm" svg:x="2.699cm" svg:y="6.52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10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<text:span text:style-name="T7">Write Operation In Block Device</text:span><text:span text:style-name="T7"><text:line-break/></text:span><text:span text:style-name="T7">commit_write</text:span></text:p>
              </text:list-header>
            </text:list>
          </draw:text-box>
        </draw:frame>
        <draw:frame draw:style-name="gr5" draw:text-style-name="P9" draw:layer="layout" svg:width="15.734cm" svg:height="12.629cm" svg:x="2.297cm" svg:y="6.421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11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Write Operation In Block Device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16"><text:span text:style-name="T7">prepare_write :</text:span></text:p>
              </text:list-item>
            </text:list>
            <text:list text:style-name="L5">
              <text:list-header>
                <text:p text:style-name="P17"><text:span text:style-name="T6"><text:s text:c="3"/></text:span><text:span text:style-name="T6">- in fact, it reads block data from disk.</text:span></text:p>
                <text:p text:style-name="P17"><text:span text:style-name="T6"><text:s text:c="3"/></text:span><text:span text:style-name="T6">- check whether the buffer in the memory is mapped to block in the disk. If not, allocate a new disk block for the file.</text:span></text:p>
                <text:p text:style-name="P17"><text:span text:style-name="T6"><text:s text:c="3"/></text:span><text:span text:style-name="T6">- if write operation doesn’t write the whole buffer, it invoke ll_rw_block to read content from disk.</text:span></text:p>
              </text:list-header>
            </text:list>
            <text:list text:style-name="L4">
              <text:list-item>
                <text:p text:style-name="P16"><text:span text:style-name="T7">commit_write :</text:span></text:p>
              </text:list-item>
            </text:list>
            <text:list text:style-name="L5">
              <text:list-header>
                <text:p text:style-name="P17"><text:span text:style-name="T6"><text:s text:c="2"/></text:span><text:span text:style-name="T6">- set buffer head uptodate and dirty.</text:span></text:p>
                <text:p text:style-name="P17"><text:span text:style-name="T6"><text:s text:c="2"/></text:span><text:span text:style-name="T6">- check whether the write operation enlarge the file size, update i_size in inode object</text:span></text:p>
                <text:p text:style-name="P17"><text:span text:style-name="T6"><text:s text:c="2"/></text:span><text:span text:style-name="T6">- invoke balance_dirty( ) to keep dirty buffers in the system bound. </text:span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12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I/O <text:s/>Request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18"><text:span text:style-name="T2">__make_request()</text:span><text:span text:style-name="T2"><text:tab/></text:span></text:p>
              </text:list-item>
            </text:list>
            <text:list text:style-name="L5">
              <text:list-header>
                <text:p text:style-name="P14"><text:span text:style-name="T2"><text:s text:c="2"/></text:span><text:span text:style-name="T2">- create bounce buffer ,if the buffer is in high memory</text:span></text:p>
                <text:p text:style-name="P14"><text:span text:style-name="T2"><text:s text:c="2"/></text:span><text:span text:style-name="T2">- inserts the buffer in the request queue</text:span></text:p>
                <text:p text:style-name="P14"><text:span text:style-name="T2"><text:s text:c="2"/></text:span><text:span text:style-name="T2">- plug and unplug</text:span></text:p>
                <text:p text:style-name="P14"><text:span text:style-name="T2"><text:s text:c="2"/></text:span><text:span text:style-name="T2">- enlarger an existing request </text:span></text:p>
                <text:p text:style-name="P14"><text:span text:style-name="T2"><text:s text:c="7"/></text:span><text:span text:style-name="T2">elevator algorithm</text:span></text:p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13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I/O Request</text:p>
              </text:list-header>
            </text:list>
          </draw:text-box>
        </draw:frame>
        <draw:frame draw:style-name="gr6" draw:text-style-name="P9" draw:layer="layout" svg:width="18cm" svg:height="12.105cm" svg:x="2.699cm" svg:y="6.52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14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I/O Request</text:p>
              </text:list-header>
            </text:list>
          </draw:text-box>
        </draw:frame>
        <draw:custom-shape draw:style-name="gr7" draw:text-style-name="P2" draw:layer="layout" svg:width="15.601cm" svg:height="2.3cm" svg:x="10.5cm" svg:y="2.725cm">
          <text:list text:style-name="L1">
            <text:list-header>
              <text:p text:style-name="P19"><text:span text:style-name="T9">__make_request():</text:span><text:span text:style-name="T9"><text:tab/></text:span></text:p>
              <text:p text:style-name="P15"><text:span text:style-name="T9">inserts the buffer in the request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18.64cm" svg:height="10.345cm" svg:x="2.897cm" svg:y="7.126cm">
          <draw:image xlink:href="Pictures/2000000C00004BE100002A1E792E7BCE.wmf" xlink:type="simple" xlink:show="embed" xlink:actuate="onLoad">
            <text:p/>
          </draw:image>
        </draw:frame>
        <presentation:notes draw:style-name="dp2">
          <draw:page-thumbnail draw:style-name="gr1" draw:layer="layout" svg:width="6.947cm" svg:height="10.337cm" svg:x="5.791cm" svg:y="2.095cm" draw:page-number="15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I/O <text:s/>Request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5">
              <text:list-header>
                <text:p text:style-name="P17"><text:span text:style-name="T6">Request queue</text:span></text:p>
                <text:p text:style-name="P17"><text:span text:style-name="T6"/></text:p>
              </text:list-header>
            </text:list>
            <text:list text:style-name="L4">
              <text:list-item>
                <text:p text:style-name="P11"><text:span text:style-name="T6">Data structure: in include/linux/blkdev.h</text:span></text:p>
              </text:list-item>
              <text:list-item>
                <text:p text:style-name="P11"><text:span text:style-name="T6">Queue header: type request_queue_t </text:span><text:span text:style-name="T6"><text:line-break/></text:span><text:span text:style-name="T6">typedef structure </text:span><text:span text:style-name="T10">request_queue</text:span><text:span text:style-name="T6"> request_queue_t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1">queue_head: double linked list of pending requests</text:span></text:p>
                  </text:list-item>
                  <text:list-item>
                    <text:p text:style-name="P20"><text:span text:style-name="T11">request_fn: pointer to request service routine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6">Queue element: struct</text:span><text:span text:style-name="T10"> request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1">cmd: read or write</text:span></text:p>
                  </text:list-item>
                  <text:list-item>
                    <text:p text:style-name="P20"><text:span text:style-name="T11">Number of request sectors, segments</text:span></text:p>
                  </text:list-item>
                  <text:list-item>
                    <text:p text:style-name="P20"><text:span text:style-name="T11">bh, bhtail: a list of buffer header</text:span></text:p>
                  </text:list-item>
                  <text:list-item>
                    <text:p text:style-name="P20"><text:span text:style-name="T11">Memory area (for I/O transfer)</text:span></text:p>
                    <text:p text:style-name="P20"><text:span text:style-name="T11"/></text:p>
                  </text:list-item>
                </text:list>
              </text:list-item>
            </text:list>
            <text:list text:style-name="L4">
              <text:list-header>
                <text:p text:style-name="P20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16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I/O <text:s/>Request</text:p>
              </text:list-header>
            </text:list>
          </draw:text-box>
        </draw:frame>
        <draw:custom-shape draw:style-name="gr9" draw:text-style-name="P2" draw:layer="layout" svg:width="9.498cm" svg:height="2.293cm" svg:x="12.898cm" svg:y="3.126cm">
          <text:list text:style-name="L1">
            <text:list-header>
              <text:p text:style-name="P4"><text:span text:style-name="T12">I/O request processing :</text:span></text:p>
              <text:p text:style-name="P4"><text:span text:style-name="T12">Plug and Unplu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9" draw:layer="layout" svg:width="15.602cm" svg:height="12.224cm" svg:x="4.101cm" svg:y="6.526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6.947cm" svg:height="10.337cm" svg:x="5.791cm" svg:y="2.095cm" draw:page-number="17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1.611cm" svg:height="2.773cm" svg:x="2.317cm" svg:y="2.317cm" presentation:class="title" presentation:user-transformed="true">
          <draw:text-box>
            <text:list text:style-name="L3">
              <text:list-header>
                <text:p text:style-name="P4"><text:span text:style-name="T2">Block Device Drvier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3"><text:span text:style-name="T2">Implement device operation functions</text:span></text:p>
              </text:list-item>
            </text:list>
            <text:list text:style-name="L5">
              <text:list-header>
                <text:p text:style-name="P21"><text:span text:style-name="T2"><text:s text:c="3"/></text:span><text:span text:style-name="T5">- open, release, ioctl, check_media_change, <text:s/></text:span></text:p>
                <text:p text:style-name="P21"><text:span text:style-name="T5"><text:s text:c="5"/></text:span><text:span text:style-name="T5">revalidate </text:span></text:p>
              </text:list-header>
            </text:list>
            <text:list text:style-name="L4">
              <text:list-item>
                <text:p text:style-name="P3"><text:span text:style-name="T2">Implement a request service routine</text:span></text:p>
              </text:list-item>
            </text:list>
            <text:list text:style-name="L5">
              <text:list-header>
                <text:p text:style-name="P22"><text:span text:style-name="T6"><text:s text:c="4"/></text:span><text:span text:style-name="T6">- request_fn_proc</text:span></text:p>
              </text:list-header>
            </text:list>
            <text:list text:style-name="L4">
              <text:list-item>
                <text:p text:style-name="P23"><text:span text:style-name="T2"><text:s/></text:span><text:span text:style-name="T2">Write interrupt handler and related tasklets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6.947cm" svg:height="10.337cm" svg:x="5.791cm" svg:y="2.095cm" draw:page-number="18" presentation:class="page"/>
          <draw:frame presentation:style-name="pr6" draw:layer="layout" svg:width="14.823cm" svg:height="12.406cm" svg:x="1.853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 L1" svg:font-family="'Nimbus Sans 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66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新細明體" style:font-family-asian="新細明體" style:font-family-generic-asian="roman" style:font-pitch-asian="variable" style:font-size-asian="36pt" style:font-style-asian="normal" style:font-weight-asian="bold" style:font-name-complex="新細明體" style:font-family-complex="新細明體" style:font-family-generic-complex="roman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新細明體" style:font-family-asian="新細明體" style:font-family-generic-asian="roman" style:font-pitch-asian="variable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/>
            <style:text-properties fo:font-family="Wingdings" style:font-pitch="variable" style:font-charset="x-symbol" fo:color="#003366" fo:font-size="75%"/>
          </text:list-level-style-bullet>
          <text:list-level-style-number text:level="2" style:num-format="">
            <style:list-level-properties/>
            <style:text-properties fo:color="#003366" fo:font-size="75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4.803cm" fo:min-width="0cm" fo:padding-top="0.13cm" fo:padding-bottom="0.13cm" fo:padding-left="0.25cm" fo:padding-right="0.25cm" fo:wrap-option="wrap" draw:shadow-color="#666699">
        <text:list-style style:name="Title1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33cccc" draw:textarea-horizontal-align="justify" draw:textarea-vertical-align="middle" draw:auto-grow-height="false" draw:auto-grow-width="false" fo:min-height="3.482cm" fo:min-width="0cm" fo:padding-top="0.13cm" fo:padding-bottom="0.13cm" fo:padding-left="0.25cm" fo:padding-right="0.25cm" fo:wrap-option="wrap" draw:shadow-color="#666699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新細明體" style:font-family-asian="新細明體" style:font-family-generic-asian="roman" style:font-pitch-asian="variable" style:font-size-asian="36pt" style:font-style-asian="normal" style:font-weight-asian="bold" style:font-name-complex="新細明體" style:font-family-complex="新細明體" style:font-family-generic-complex="roman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99cc99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Mgr7" style:family="graphic" style:parent-style-name="standard">
      <style:graphic-properties draw:stroke="none" draw:fill="solid" draw:fill-color="#99cc99" draw:opacity="100%" draw:textarea-horizontal-align="left" draw:textarea-vertical-align="top" draw:auto-grow-height="false" fo:padding-top="0.127cm" fo:padding-bottom="0.127cm" fo:padding-left="0.254cm" fo:padding-right="0.254cm" fo:wrap-option="no-wrap" draw:shadow-offset-x="0.071cm" draw:shadow-offset-y="0.071cm" draw:shadow-color="#666699" draw:shadow-opacity="100%"/>
    </style:style>
    <style:style style:name="Mgr8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666699"/>
    </style:style>
    <style:style style:name="Mgr9" style:family="graphic" style:parent-style-name="standard">
      <style:graphic-properties draw:stroke="none" draw:fill="solid" draw:fill-color="#99cc99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Mgr10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Mpr1" style:family="presentation" style:parent-style-name="Default-backgroundobjects">
      <style:graphic-properties draw:stroke="none" draw:fill="none" draw:fill-color="#33cccc" draw:auto-grow-height="false" draw:auto-grow-width="false" fo:min-height="1.319cm" fo:min-width="0cm" fo:wrap-option="wrap"/>
    </style:style>
    <style:style style:name="Mpr2" style:family="presentation" style:parent-style-name="Default-backgroundobjects">
      <style:graphic-properties draw:stroke="none" draw:fill="none" draw:fill-color="#33cccc" draw:auto-grow-height="false" draw:auto-grow-width="false" fo:min-height="1.35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33cccc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33cccc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33cccc" draw:auto-grow-height="false" draw:auto-grow-width="false" fo:min-height="1.359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zh" style:country-asian="TW" style:font-size-complex="12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color="#ffffff" fo:font-size="14pt" fo:language="en" fo:country="US" style:font-size-asian="14pt" style:language-asian="zh" style:country-asian="TW" style:font-size-complex="14pt"/>
    </style:style>
    <style:style style:name="MT4" style:family="text">
      <style:text-properties fo:color="#003366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size="26pt" fo:language="en" fo:country="US" fo:font-weight="bold" style:font-size-asian="26pt" style:language-asian="zh" style:country-asian="TW" style:font-weight-asian="bold" style:font-size-complex="2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57cm" svg:x="0cm" svg:y="0cm">
        <text:p/>
      </draw:rect>
      <draw:frame draw:style-name="Mgr2" draw:text-style-name="MP3" draw:layer="backgroundobjects" svg:width="8.026cm" svg:height="1.38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026cm" svg:height="1.38cm" svg:x="10.495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026cm" svg:height="1.381cm" svg:x="0cm" svg:y="26.188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026cm" svg:height="1.381cm" svg:x="10.495cm" svg:y="26.18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64cm" svg:height="5.822cm" svg:x="1cm" svg:y="2.935cm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</style:handout-master>
    <style:master-page style:name="Default" style:page-layout-name="PM1" draw:style-name="Mdp1">
      <draw:g>
        <draw:g>
          <draw:custom-shape draw:style-name="Mgr6" draw:text-style-name="MP6" draw:layer="backgroundobjects" svg:width="2.117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6" draw:layer="backgroundobjects" svg:width="7.62cm" svg:height="3.241cm" svg:x="1.27cm" svg:y="0cm">
            <text:p/>
            <draw:enhanced-geometry svg:viewBox="0 0 1728 735" draw:type="non-primitive" draw:enhanced-path="M 1728 0  L 1728 480  L 380 482  L 354 480  L 308 489  C 290 498 263 513 246 531  C 229 549 215 574 206 597  C 197 620 194 643 192 666  L 192 735  L 0 735  L 0 480  L 0 0  L 1728 0  Z N"/>
          </draw:custom-shape>
        </draw:g>
        <draw:g>
          <draw:custom-shape draw:style-name="Mgr8" draw:text-style-name="MP6" draw:layer="backgroundobjects" svg:width="19.474cm" svg:height="0.882cm" svg:x="1.693cm" svg:y="5.5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8" draw:text-style-name="MP6" draw:layer="backgroundobjects" svg:width="1.094cm" svg:height="0.887cm" svg:x="0.635cm" svg:y="5.503cm">
            <text:p/>
            <draw:enhanced-geometry svg:viewBox="0 0 21600 21600" draw:glue-points="10800 0 0 10800 10800 21600 21600 10800" draw:text-areas="0 3100 18500 18500" draw:mirror-horizontal="true" draw:type="flowchart-delay" draw:enhanced-path="M 10800 0 X 21600 10800 10800 21600 L 0 21600 0 0 Z N"/>
          </draw:custom-shape>
        </draw:g>
      </draw:g>
      <draw:frame presentation:style-name="Default-title" draw:layer="backgroundobjects" svg:width="21.611cm" svg:height="2.773cm" svg:x="2.317cm" svg:y="2.317cm" presentation:class="title" presentation:placeholder="true">
        <draw:text-box/>
      </draw:frame>
      <draw:frame presentation:style-name="Default-outline1" draw:layer="backgroundobjects" svg:width="21.37cm" svg:height="10.345cm" svg:x="2.328cm" svg:y="6.561cm" presentation:class="outline" presentation:placeholder="true">
        <draw:text-box/>
      </draw:frame>
      <draw:frame presentation:style-name="Mpr1" draw:layer="backgroundobjects" svg:width="5.918cm" svg:height="1.318cm" svg:x="6.773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7cm" svg:height="1.318cm" svg:x="16.086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1.631cm" svg:height="1.358cm" svg:x="0.233cm" svg:y="17.33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2.095cm" presentation:class="page"/>
        <draw:frame presentation:style-name="Default-notes" draw:layer="backgroundobjects" svg:width="14.823cm" svg:height="12.405cm" svg:x="1.853cm" svg:y="13.09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9" draw:text-style-name="MP6" draw:layer="backgroundobjects" svg:width="12.7cm" svg:height="19.0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0" draw:text-style-name="MP6" draw:layer="backgroundobjects" svg:width="14.393cm" svg:height="5.291cm" svg:x="1.905cm" svg:y="2.752cm">
          <text:list text:style-name="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8" draw:text-style-name="MP6" draw:layer="backgroundobjects" svg:width="12.85cm" svg:height="0.882cm" svg:x="10.089cm" svg:y="13.582cm">
          <text:p/>
          <draw:enhanced-geometry svg:viewBox="0 0 21600 21600" draw:path-stretchpoint-x="10800" draw:path-stretchpoint-y="10800" draw:text-areas="?f3 ?f4 ?f5 ?f6" draw:mirror-horizontal="tru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0.723cm" svg:height="0.886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Title1-subtitle" draw:layer="backgroundobjects" svg:width="11.148cm" svg:height="5.062cm" svg:x="12.982cm" svg:y="8.132cm" presentation:class="subtitle" presentation:placeholder="true">
        <draw:text-box/>
      </draw:frame>
      <draw:frame presentation:style-name="Mpr3" draw:text-style-name="MP5" draw:layer="backgroundobjects" svg:width="5.918cm" svg:height="1.318cm" svg:x="6.773cm" svg:y="17.357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4" draw:text-style-name="MP5" draw:layer="backgroundobjects" svg:width="8.047cm" svg:height="1.318cm" svg:x="16.086cm" svg:y="17.357cm" presentation:class="footer">
        <draw:text-box>
          <text:list text:style-name="ML3">
            <text:list-header>
              <text:p text:style-name="MP4"><text:span text:style-name="MT4"><presentation:footer/></text:span></text:p>
            </text:list-header>
          </text:list>
        </draw:text-box>
      </draw:frame>
      <draw:frame presentation:style-name="Mpr5" draw:text-style-name="MP3" draw:layer="backgroundobjects" svg:width="1.631cm" svg:height="1.358cm" svg:x="0.211cm" svg:y="17.357cm" presentation:class="page-number">
        <draw:text-box>
          <text:list text:style-name="ML2">
            <text:list-header>
              <text:p text:style-name="MP2"><text:span text:style-name="MT5"><text:page-number>&lt;number&gt;</text:page-number></text:span></text:p>
            </text:list-header>
          </text:list>
        </draw:text-box>
      </draw:frame>
      <draw:frame presentation:style-name="Title1-title" draw:layer="backgroundobjects" svg:width="21.31cm" svg:height="3.741cm" svg:x="2.68cm" svg:y="3.52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2.095cm" presentation:class="page"/>
        <draw:frame presentation:style-name="Title1-notes" draw:layer="backgroundobjects" svg:width="14.823cm" svg:height="12.405cm" svg:x="1.853cm" svg:y="13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lock I/O In Linux</dc:title>
    <meta:initial-creator>Tsai Ming Chun</meta:initial-creator>
    <meta:creation-date>2005-01-14T15:08:00.191000000</meta:creation-date>
    <dc:creator>Tsai Ming Chun</dc:creator>
    <dc:date>2005-01-14T15:21:53.989000000</dc:date>
    <meta:editing-cycles>2</meta:editing-cycles>
    <meta:editing-duration>PT13M42S</meta:editing-duration>
    <meta:document-statistic meta:object-count="113"/>
    <meta:generator>LibreOffice/4.2.2.1$Linux_X86_64 LibreOffice_project/420m0$Build-1</meta:generator>
  </office:meta>
</office:document-meta>
</file>